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41pt"/>
    </style:style>
    <style:style style:name="co3" style:family="table-column">
      <style:table-column-properties fo:break-before="auto" style:column-width="85.41pt"/>
    </style:style>
    <style:style style:name="co4" style:family="table-column">
      <style:table-column-properties fo:break-before="auto" style:column-width="90.91pt"/>
    </style:style>
    <style:style style:name="co5" style:family="table-column">
      <style:table-column-properties fo:break-before="auto" style:column-width="94pt"/>
    </style:style>
    <style:style style:name="co6" style:family="table-column">
      <style:table-column-properties fo:break-before="auto" style:column-width="103.41pt"/>
    </style:style>
    <style:style style:name="co7" style:family="table-column">
      <style:table-column-properties fo:break-before="auto" style:column-width="122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4pt" svg:height="255.4pt" svg:x="700.07pt" svg:y="25.54pt">
            <draw:object draw:notify-on-update-of-ranges="Sheet1.C6:Sheet1.C16 Sheet1.D6:Sheet1.D16 Sheet1.E6:Sheet1.E16 Sheet1.F6:Sheet1.F16 Sheet1.H6:Sheet1.H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2">
            <text:p>ELEMENTARY SORTING TECHNIQUES COMPARISON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 table:number-columns-repeated="2"/>
          <table:covered-table-cell table:number-columns-repeated="5" table:style-name="Default"/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Insertion</text:p>
          </table:table-cell>
          <table:table-cell table:style-name="ce2" office:value-type="string" calcext:value-type="string">
            <text:p>Selection</text:p>
          </table:table-cell>
          <table:table-cell table:style-name="ce2" office:value-type="string" calcext:value-type="string">
            <text:p>Bubble</text:p>
          </table:table-cell>
          <table:table-cell table:style-name="ce2" office:value-type="string" calcext:value-type="string">
            <text:p>logn</text:p>
          </table:table-cell>
          <table:table-cell table:style-name="ce4" office:value-type="string" calcext:value-type="string">
            <text:p>nlogn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1225" calcext:value-type="float">
            <text:p>1225</text:p>
          </table:table-cell>
          <table:table-cell table:formula="of:=LOG([.C7:.C16];2)" office:value-type="float" office:value="5.64385618977472" calcext:value-type="float">
            <text:p>5.6438561898</text:p>
          </table:table-cell>
          <table:table-cell table:formula="of:=PRODUCT([.C7];[.G7])" office:value-type="float" office:value="282.192809488736" calcext:value-type="float">
            <text:p>282.1928094887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567" calcext:value-type="float">
            <text:p>2567</text:p>
          </table:table-cell>
          <table:table-cell table:number-columns-repeated="2" office:value-type="float" office:value="4950" calcext:value-type="float">
            <text:p>4950</text:p>
          </table:table-cell>
          <table:table-cell table:formula="of:=LOG([.C8:.C17];2)" office:value-type="float" office:value="6.64385618977473" calcext:value-type="float">
            <text:p>6.6438561898</text:p>
          </table:table-cell>
          <table:table-cell table:formula="of:=PRODUCT([.C8];[.G8])" office:value-type="float" office:value="664.385618977473" calcext:value-type="float">
            <text:p>664.3856189775</text:p>
          </table:table-cell>
        </table:table-row>
        <table:table-row table:style-name="ro2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413" calcext:value-type="float">
            <text:p>5413</text:p>
          </table:table-cell>
          <table:table-cell table:number-columns-repeated="2" office:value-type="float" office:value="11175" calcext:value-type="float">
            <text:p>11175</text:p>
          </table:table-cell>
          <table:table-cell table:formula="of:=LOG([.C9:.C18];2)" office:value-type="float" office:value="7.22881869049588" calcext:value-type="float">
            <text:p>7.2288186905</text:p>
          </table:table-cell>
          <table:table-cell table:formula="of:=PRODUCT([.C9];[.G9])" office:value-type="float" office:value="1084.32280357438" calcext:value-type="float">
            <text:p>1084.3228035744</text:p>
          </table:table-cell>
        </table:table-row>
        <table:table-row table:style-name="ro2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9829" calcext:value-type="float">
            <text:p>9829</text:p>
          </table:table-cell>
          <table:table-cell table:number-columns-repeated="2" office:value-type="float" office:value="19900" calcext:value-type="float">
            <text:p>19900</text:p>
          </table:table-cell>
          <table:table-cell table:formula="of:=LOG([.C10:.C19];2)" office:value-type="float" office:value="7.64385618977472" calcext:value-type="float">
            <text:p>7.6438561898</text:p>
          </table:table-cell>
          <table:table-cell table:formula="of:=PRODUCT([.C10];[.G10])" office:value-type="float" office:value="1528.77123795494" calcext:value-type="float">
            <text:p>1528.771237955</text:p>
          </table:table-cell>
        </table:table-row>
        <table:table-row table:style-name="ro2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5307" calcext:value-type="float">
            <text:p>15307</text:p>
          </table:table-cell>
          <table:table-cell table:number-columns-repeated="2" office:value-type="float" office:value="31125" calcext:value-type="float">
            <text:p>31125</text:p>
          </table:table-cell>
          <table:table-cell table:formula="of:=LOG([.C11:.C20];2)" office:value-type="float" office:value="7.96578428466209" calcext:value-type="float">
            <text:p>7.9657842847</text:p>
          </table:table-cell>
          <table:table-cell table:formula="of:=PRODUCT([.C11];[.G11])" office:value-type="float" office:value="1991.44607116552" calcext:value-type="float">
            <text:p>1991.4460711655</text:p>
          </table:table-cell>
        </table:table-row>
        <table:table-row table:style-name="ro2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22696" calcext:value-type="float">
            <text:p>22696</text:p>
          </table:table-cell>
          <table:table-cell table:number-columns-repeated="2" office:value-type="float" office:value="44850" calcext:value-type="float">
            <text:p>44850</text:p>
          </table:table-cell>
          <table:table-cell table:formula="of:=LOG([.C12:.C21];2)" office:value-type="float" office:value="8.22881869049588" calcext:value-type="float">
            <text:p>8.2288186905</text:p>
          </table:table-cell>
          <table:table-cell table:formula="of:=PRODUCT([.C12];[.G12])" office:value-type="float" office:value="2468.64560714876" calcext:value-type="float">
            <text:p>2468.6456071488</text:p>
          </table:table-cell>
        </table:table-row>
        <table:table-row table:style-name="ro2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1631" calcext:value-type="float">
            <text:p>31631</text:p>
          </table:table-cell>
          <table:table-cell table:number-columns-repeated="2" office:value-type="float" office:value="61075" calcext:value-type="float">
            <text:p>61075</text:p>
          </table:table-cell>
          <table:table-cell table:formula="of:=LOG([.C13:.C22];2)" office:value-type="float" office:value="8.45121111183233" calcext:value-type="float">
            <text:p>8.4512111118</text:p>
          </table:table-cell>
          <table:table-cell table:formula="of:=PRODUCT([.C13];[.G13])" office:value-type="float" office:value="2957.92388914132" calcext:value-type="float">
            <text:p>2957.9238891413</text:p>
          </table:table-cell>
        </table:table-row>
        <table:table-row table:style-name="ro2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182" calcext:value-type="float">
            <text:p>40182</text:p>
          </table:table-cell>
          <table:table-cell table:number-columns-repeated="2" office:value-type="float" office:value="79800" calcext:value-type="float">
            <text:p>79800</text:p>
          </table:table-cell>
          <table:table-cell table:formula="of:=LOG([.C14:.C23];2)" office:value-type="float" office:value="8.64385618977473" calcext:value-type="float">
            <text:p>8.6438561898</text:p>
          </table:table-cell>
          <table:table-cell table:formula="of:=PRODUCT([.C14];[.G14])" office:value-type="float" office:value="3457.54247590989" calcext:value-type="float">
            <text:p>3457.5424759099</text:p>
          </table:table-cell>
        </table:table-row>
        <table:table-row table:style-name="ro2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52569" calcext:value-type="float">
            <text:p>52569</text:p>
          </table:table-cell>
          <table:table-cell table:number-columns-repeated="2" office:value-type="float" office:value="101025" calcext:value-type="float">
            <text:p>101025</text:p>
          </table:table-cell>
          <table:table-cell table:formula="of:=LOG([.C15:.C24];2)" office:value-type="float" office:value="8.81378119121704" calcext:value-type="float">
            <text:p>8.8137811912</text:p>
          </table:table-cell>
          <table:table-cell table:formula="of:=PRODUCT([.C15];[.G15])" office:value-type="float" office:value="3966.20153604767" calcext:value-type="float">
            <text:p>3966.2015360477</text:p>
          </table:table-cell>
        </table:table-row>
        <table:table-row table:style-name="ro2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3982" calcext:value-type="float">
            <text:p>63982</text:p>
          </table:table-cell>
          <table:table-cell table:number-columns-repeated="2" office:value-type="float" office:value="124750" calcext:value-type="float">
            <text:p>124750</text:p>
          </table:table-cell>
          <table:table-cell table:formula="of:=LOG([.C16:.C25];2)" office:value-type="float" office:value="8.96578428466209" calcext:value-type="float">
            <text:p>8.9657842847</text:p>
          </table:table-cell>
          <table:table-cell table:formula="of:=PRODUCT([.C16];[.G16])" office:value-type="float" office:value="4482.89214233104" calcext:value-type="float">
            <text:p>4482.8921423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2:01:00.909740251</meta:creation-date>
    <meta:generator>LibreOffice/4.4.4.2$Linux_X86_64 LibreOffice_project/40$Build-2</meta:generator>
    <dc:date>2015-08-10T12:22:45.005583784</dc:date>
    <meta:editing-duration>PT4M49S</meta:editing-duration>
    <meta:editing-cycles>4</meta:editing-cycles>
    <meta:document-statistic meta:table-count="1" meta:cell-count="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11cm" xlink:href=".." xlink:type="simple" chart:class="chart:line" chart:style-name="ch1">
        <chart:legend chart:legend-position="end" svg:x="13.149cm" svg:y="3.459cm" style:legend-expansion="high" chart:style-name="ch2"/>
        <chart:plot-area chart:style-name="ch3" table:cell-range-address="Sheet1.C6:Sheet1.F16 Sheet1.H6:Sheet1.H16" chart:data-source-has-labels="column" svg:x="0.32cm" svg:y="0.18cm" svg:width="12.509cm" svg:height="8.651cm">
          <chartooo:coordinate-region svg:x="1.497cm" svg:y="0.379cm" svg:width="10.867cm" svg:height="7.805cm"/>
          <chart:axis chart:dimension="x" chart:name="primary-x" chart:style-name="ch4" chartooo:axis-type="auto">
            <chartooo:date-scale/>
            <chart:categories table:cell-range-address="Sheet1.C6:Sheet1.C1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6:Sheet1.D16" chart:class="chart:line">
            <chart:data-point chart:repeated="11"/>
          </chart:series>
          <chart:series chart:style-name="ch7" chart:values-cell-range-address="Sheet1.E6:Sheet1.E16" chart:class="chart:line">
            <chart:data-point chart:repeated="11"/>
          </chart:series>
          <chart:series chart:style-name="ch8" chart:values-cell-range-address="Sheet1.F6:Sheet1.F16" chart:class="chart:line">
            <chart:data-point chart:repeated="11"/>
          </chart:series>
          <chart:series chart:style-name="ch9" chart:values-cell-range-address="Sheet1.H6:Sheet1.H16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1.C6:Sheet1.C16</svg:desc>
                </draw:g>
              </table:table-cell>
              <table:table-cell office:value-type="float" office:value="NaN">
                <text:p>NaN</text:p>
                <draw:g>
                  <svg:desc>Sheet1.D6:Sheet1.D16</svg:desc>
                </draw:g>
              </table:table-cell>
              <table:table-cell office:value-type="float" office:value="NaN">
                <text:p>NaN</text:p>
                <draw:g>
                  <svg:desc>Sheet1.E6:Sheet1.E16</svg:desc>
                </draw:g>
              </table:table-cell>
              <table:table-cell office:value-type="float" office:value="NaN">
                <text:p>NaN</text:p>
                <draw:g>
                  <svg:desc>Sheet1.F6:Sheet1.F16</svg:desc>
                </draw:g>
              </table:table-cell>
              <table:table-cell office:value-type="float" office:value="NaN">
                <text:p>NaN</text:p>
                <draw:g>
                  <svg:desc>Sheet1.H6:Sheet1.H1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68">
                <text:p>568</text:p>
              </table:table-cell>
              <table:table-cell office:value-type="float" office:value="1225">
                <text:p>1225</text:p>
              </table:table-cell>
              <table:table-cell office:value-type="float" office:value="1225">
                <text:p>1225</text:p>
              </table:table-cell>
              <table:table-cell office:value-type="float" office:value="282.192809488736">
                <text:p>282.1928094887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567">
                <text:p>2567</text:p>
              </table:table-cell>
              <table:table-cell office:value-type="float" office:value="4950">
                <text:p>4950</text:p>
              </table:table-cell>
              <table:table-cell office:value-type="float" office:value="4950">
                <text:p>4950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413">
                <text:p>5413</text:p>
              </table:table-cell>
              <table:table-cell office:value-type="float" office:value="11175">
                <text:p>11175</text:p>
              </table:table-cell>
              <table:table-cell office:value-type="float" office:value="11175">
                <text:p>11175</text:p>
              </table:table-cell>
              <table:table-cell office:value-type="float" office:value="1084.32280357438">
                <text:p>1084.3228035743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829">
                <text:p>9829</text:p>
              </table:table-cell>
              <table:table-cell office:value-type="float" office:value="19900">
                <text:p>19900</text:p>
              </table:table-cell>
              <table:table-cell office:value-type="float" office:value="19900">
                <text:p>19900</text:p>
              </table:table-cell>
              <table:table-cell office:value-type="float" office:value="1528.77123795494">
                <text:p>1528.7712379549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307">
                <text:p>15307</text:p>
              </table:table-cell>
              <table:table-cell office:value-type="float" office:value="31125">
                <text:p>31125</text:p>
              </table:table-cell>
              <table:table-cell office:value-type="float" office:value="31125">
                <text:p>31125</text:p>
              </table:table-cell>
              <table:table-cell office:value-type="float" office:value="1991.44607116552">
                <text:p>1991.446071165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696">
                <text:p>22696</text:p>
              </table:table-cell>
              <table:table-cell office:value-type="float" office:value="44850">
                <text:p>44850</text:p>
              </table:table-cell>
              <table:table-cell office:value-type="float" office:value="44850">
                <text:p>44850</text:p>
              </table:table-cell>
              <table:table-cell office:value-type="float" office:value="2468.64560714876">
                <text:p>2468.6456071487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1631">
                <text:p>31631</text:p>
              </table:table-cell>
              <table:table-cell office:value-type="float" office:value="61075">
                <text:p>61075</text:p>
              </table:table-cell>
              <table:table-cell office:value-type="float" office:value="61075">
                <text:p>61075</text:p>
              </table:table-cell>
              <table:table-cell office:value-type="float" office:value="2957.92388914132">
                <text:p>2957.923889141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182">
                <text:p>40182</text:p>
              </table:table-cell>
              <table:table-cell office:value-type="float" office:value="79800">
                <text:p>79800</text:p>
              </table:table-cell>
              <table:table-cell office:value-type="float" office:value="79800">
                <text:p>79800</text:p>
              </table:table-cell>
              <table:table-cell office:value-type="float" office:value="3457.54247590989">
                <text:p>3457.5424759098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2569">
                <text:p>52569</text:p>
              </table:table-cell>
              <table:table-cell office:value-type="float" office:value="101025">
                <text:p>101025</text:p>
              </table:table-cell>
              <table:table-cell office:value-type="float" office:value="101025">
                <text:p>101025</text:p>
              </table:table-cell>
              <table:table-cell office:value-type="float" office:value="3966.20153604767">
                <text:p>3966.2015360476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3982">
                <text:p>63982</text:p>
              </table:table-cell>
              <table:table-cell office:value-type="float" office:value="124750">
                <text:p>124750</text:p>
              </table:table-cell>
              <table:table-cell office:value-type="float" office:value="124750">
                <text:p>124750</text:p>
              </table:table-cell>
              <table:table-cell office:value-type="float" office:value="4482.89214233104">
                <text:p>4482.89214233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